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3.34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4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28.95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6.0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9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mm"/>
    </style:style>
    <style:style style:name="ce47" style:family="table-cell" style:parent-style-name="Default" style:data-style-name="N169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52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4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 style:data-style-name="N16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7" style:family="table-cell" style:parent-style-name="Default" style:data-style-name="N16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8" style:family="table-cell" style:parent-style-name="Default" style:data-style-name="N169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9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mm"/>
    </style:style>
    <style:style style:name="ce78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9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mm"/>
    </style:style>
    <style:style style:name="ce82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23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8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8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32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illiam Briggs PhD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45" table:content-validation-name="val1" table:formula="of:=TODAY()" office:value-type="date" office:date-value="2018-04-16" calcext:value-type="date" table:number-columns-spanned="4" table:number-rows-spanned="1">
            <text:p>16 April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 office:value-type="float" office:value="14" calcext:value-type="float">
            <text:p>14</text:p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 office:value-type="float" office:value="15" calcext:value-type="float">
            <text:p>15</text:p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 office:value-type="float" office:value="16" calcext:value-type="float">
            <text:p>16</text:p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 office:value-type="float" office:value="17" calcext:value-type="float">
            <text:p>17</text:p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 office:value-type="float" office:value="18" calcext:value-type="float">
            <text:p>18</text:p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 office:value-type="float" office:value="19" calcext:value-type="float">
            <text:p>19</text:p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 office:value-type="float" office:value="20" calcext:value-type="float">
            <text:p>20</text:p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 office:value-type="float" office:value="21" calcext:value-type="float">
            <text:p>21</text:p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 office:value-type="float" office:value="22" calcext:value-type="float">
            <text:p>22</text:p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 office:value-type="float" office:value="23" calcext:value-type="float">
            <text:p>23</text:p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 office:value-type="float" office:value="24" calcext:value-type="float">
            <text:p>24</text:p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 office:value-type="float" office:value="25" calcext:value-type="float">
            <text:p>25</text:p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 office:value-type="float" office:value="26" calcext:value-type="float">
            <text:p>26</text:p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 office:value-type="float" office:value="27" calcext:value-type="float">
            <text:p>27</text:p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 office:value-type="float" office:value="28" calcext:value-type="float">
            <text:p>28</text:p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 office:value-type="float" office:value="29" calcext:value-type="float">
            <text:p>29</text:p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 office:value-type="float" office:value="30" calcext:value-type="float">
            <text:p>30</text:p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 office:value-type="float" office:value="31" calcext:value-type="float">
            <text:p>31</text:p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 office:value-type="float" office:value="32" calcext:value-type="float">
            <text:p>32</text:p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 office:value-type="float" office:value="33" calcext:value-type="float">
            <text:p>33</text:p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 office:value-type="float" office:value="34" calcext:value-type="float">
            <text:p>34</text:p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 office:value-type="float" office:value="35" calcext:value-type="float">
            <text:p>35</text:p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 office:value-type="float" office:value="36" calcext:value-type="float">
            <text:p>36</text:p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 office:value-type="float" office:value="37" calcext:value-type="float">
            <text:p>37</text:p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 office:value-type="float" office:value="38" calcext:value-type="float">
            <text:p>38</text:p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 office:value-type="float" office:value="39" calcext:value-type="float">
            <text:p>39</text:p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18-04-01" calcext:value-type="date">
            <text:p>Apr-18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 office:value-type="date" office:date-value="2018-05-01" calcext:value-type="date">
            <text:p>May-18</text:p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18-06-01" calcext:value-type="date">
            <text:p>Jun-18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 office:value-type="date" office:date-value="2018-07-01" calcext:value-type="date">
            <text:p>Jul-18</text:p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18-08-01" calcext:value-type="date">
            <text:p>Aug-18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18-09-01" calcext:value-type="date">
            <text:p>Sep-18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36])" office:value-type="date" office:date-value="2018-04-01" calcext:value-type="date">
            <text:p>01-Apr-2018</text:p>
          </table:table-cell>
          <table:table-cell table:style-name="ce62" table:content-validation-name="val1" table:formula="of:=NETWORKDAYS([.D10];[.F10];Holidays)" office:value-type="float" office:value="9" calcext:value-type="float">
            <text:p>9</text:p>
          </table:table-cell>
          <table:table-cell table:style-name="ce48" table:content-validation-name="val1" table:formula="of:=MAX([.F11:.F36])" office:value-type="date" office:date-value="2018-04-12" calcext:value-type="date">
            <text:p>12-Apr-2018</text:p>
          </table:table-cell>
          <table:table-cell table:style-name="ce86" table:content-validation-name="val1" table:formula="of:=SUMPRODUCT([.G11:.G36];[.E11:.E36])/SUM([.E11:.E36])" office:value-type="percentage" office:value="0" calcext:value-type="percentage">
            <text:p>0%</text:p>
          </table:table-cell>
          <table:table-cell table:style-name="ce103" table:content-validation-name="val1" table:formula="of:=[.F10]-[.D10]+1" office:value-type="float" office:value="12" calcext:value-type="float">
            <text:p>12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18-04-01" calcext:value-type="date">
            <text:p>01</text:p>
          </table:table-cell>
          <table:table-cell table:style-name="ce126" table:content-validation-name="val1" table:formula="of:=[.K10]+1" office:value-type="date" office:date-value="2018-04-02" calcext:value-type="date">
            <text:p>02</text:p>
          </table:table-cell>
          <table:table-cell table:style-name="ce126" table:content-validation-name="val1" table:formula="of:=[.L10]+1" office:value-type="date" office:date-value="2018-04-03" calcext:value-type="date">
            <text:p>03</text:p>
          </table:table-cell>
          <table:table-cell table:style-name="ce126" table:content-validation-name="val1" table:formula="of:=[.M10]+1" office:value-type="date" office:date-value="2018-04-04" calcext:value-type="date">
            <text:p>04</text:p>
          </table:table-cell>
          <table:table-cell table:style-name="ce126" table:content-validation-name="val1" table:formula="of:=[.N10]+1" office:value-type="date" office:date-value="2018-04-05" calcext:value-type="date">
            <text:p>05</text:p>
          </table:table-cell>
          <table:table-cell table:style-name="ce126" table:content-validation-name="val1" table:formula="of:=[.O10]+1" office:value-type="date" office:date-value="2018-04-06" calcext:value-type="date">
            <text:p>06</text:p>
          </table:table-cell>
          <table:table-cell table:style-name="ce126" table:content-validation-name="val1" table:formula="of:=[.P10]+1" office:value-type="date" office:date-value="2018-04-07" calcext:value-type="date">
            <text:p>07</text:p>
          </table:table-cell>
          <table:table-cell table:style-name="ce126" table:content-validation-name="val1" table:formula="of:=[.Q10]+1" office:value-type="date" office:date-value="2018-04-08" calcext:value-type="date">
            <text:p>08</text:p>
          </table:table-cell>
          <table:table-cell table:style-name="ce126" table:content-validation-name="val1" table:formula="of:=[.R10]+1" office:value-type="date" office:date-value="2018-04-09" calcext:value-type="date">
            <text:p>09</text:p>
          </table:table-cell>
          <table:table-cell table:style-name="ce126" table:content-validation-name="val1" table:formula="of:=[.S10]+1" office:value-type="date" office:date-value="2018-04-10" calcext:value-type="date">
            <text:p>10</text:p>
          </table:table-cell>
          <table:table-cell table:style-name="ce126" table:content-validation-name="val1" table:formula="of:=[.T10]+1" office:value-type="date" office:date-value="2018-04-11" calcext:value-type="date">
            <text:p>11</text:p>
          </table:table-cell>
          <table:table-cell table:style-name="ce126" table:content-validation-name="val1" table:formula="of:=[.U10]+1" office:value-type="date" office:date-value="2018-04-12" calcext:value-type="date">
            <text:p>12</text:p>
          </table:table-cell>
          <table:table-cell table:style-name="ce126" table:content-validation-name="val1" table:formula="of:=[.V10]+1" office:value-type="date" office:date-value="2018-04-13" calcext:value-type="date">
            <text:p>13</text:p>
          </table:table-cell>
          <table:table-cell table:style-name="ce126" table:content-validation-name="val1" table:formula="of:=[.W10]+1" office:value-type="date" office:date-value="2018-04-14" calcext:value-type="date">
            <text:p>14</text:p>
          </table:table-cell>
          <table:table-cell table:style-name="ce126" table:content-validation-name="val1" table:formula="of:=[.X10]+1" office:value-type="date" office:date-value="2018-04-15" calcext:value-type="date">
            <text:p>15</text:p>
          </table:table-cell>
          <table:table-cell table:style-name="ce126" table:content-validation-name="val1" table:formula="of:=[.Y10]+1" office:value-type="date" office:date-value="2018-04-16" calcext:value-type="date">
            <text:p>16</text:p>
          </table:table-cell>
          <table:table-cell table:style-name="ce126" table:content-validation-name="val1" table:formula="of:=[.Z10]+1" office:value-type="date" office:date-value="2018-04-17" calcext:value-type="date">
            <text:p>17</text:p>
          </table:table-cell>
          <table:table-cell table:style-name="ce126" table:content-validation-name="val1" table:formula="of:=[.AA10]+1" office:value-type="date" office:date-value="2018-04-18" calcext:value-type="date">
            <text:p>18</text:p>
          </table:table-cell>
          <table:table-cell table:style-name="ce126" table:content-validation-name="val1" table:formula="of:=[.AB10]+1" office:value-type="date" office:date-value="2018-04-19" calcext:value-type="date">
            <text:p>19</text:p>
          </table:table-cell>
          <table:table-cell table:style-name="ce126" table:content-validation-name="val1" table:formula="of:=[.AC10]+1" office:value-type="date" office:date-value="2018-04-20" calcext:value-type="date">
            <text:p>20</text:p>
          </table:table-cell>
          <table:table-cell table:style-name="ce126" table:content-validation-name="val1" table:formula="of:=[.AD10]+1" office:value-type="date" office:date-value="2018-04-21" calcext:value-type="date">
            <text:p>21</text:p>
          </table:table-cell>
          <table:table-cell table:style-name="ce126" table:content-validation-name="val1" table:formula="of:=[.AE10]+1" office:value-type="date" office:date-value="2018-04-22" calcext:value-type="date">
            <text:p>22</text:p>
          </table:table-cell>
          <table:table-cell table:style-name="ce126" table:content-validation-name="val1" table:formula="of:=[.AF10]+1" office:value-type="date" office:date-value="2018-04-23" calcext:value-type="date">
            <text:p>23</text:p>
          </table:table-cell>
          <table:table-cell table:style-name="ce126" table:content-validation-name="val1" table:formula="of:=[.AG10]+1" office:value-type="date" office:date-value="2018-04-24" calcext:value-type="date">
            <text:p>24</text:p>
          </table:table-cell>
          <table:table-cell table:style-name="ce126" table:content-validation-name="val1" table:formula="of:=[.AH10]+1" office:value-type="date" office:date-value="2018-04-25" calcext:value-type="date">
            <text:p>25</text:p>
          </table:table-cell>
          <table:table-cell table:style-name="ce126" table:content-validation-name="val1" table:formula="of:=[.AI10]+1" office:value-type="date" office:date-value="2018-04-26" calcext:value-type="date">
            <text:p>26</text:p>
          </table:table-cell>
          <table:table-cell table:style-name="ce126" table:content-validation-name="val1" table:formula="of:=[.AJ10]+1" office:value-type="date" office:date-value="2018-04-27" calcext:value-type="date">
            <text:p>27</text:p>
          </table:table-cell>
          <table:table-cell table:style-name="ce126" table:content-validation-name="val1" table:formula="of:=[.AK10]+1" office:value-type="date" office:date-value="2018-04-28" calcext:value-type="date">
            <text:p>28</text:p>
          </table:table-cell>
          <table:table-cell table:style-name="ce126" table:content-validation-name="val1" table:formula="of:=[.AL10]+1" office:value-type="date" office:date-value="2018-04-29" calcext:value-type="date">
            <text:p>29</text:p>
          </table:table-cell>
          <table:table-cell table:style-name="ce126" table:content-validation-name="val1" table:formula="of:=[.AM10]+1" office:value-type="date" office:date-value="2018-04-30" calcext:value-type="date">
            <text:p>30</text:p>
          </table:table-cell>
          <table:table-cell table:style-name="ce126" table:content-validation-name="val1" table:formula="of:=[.AN10]+1" office:value-type="date" office:date-value="2018-05-01" calcext:value-type="date">
            <text:p>01</text:p>
          </table:table-cell>
          <table:table-cell table:style-name="ce126" table:content-validation-name="val1" table:formula="of:=[.AO10]+1" office:value-type="date" office:date-value="2018-05-02" calcext:value-type="date">
            <text:p>02</text:p>
          </table:table-cell>
          <table:table-cell table:style-name="ce126" table:content-validation-name="val1" table:formula="of:=[.AP10]+1" office:value-type="date" office:date-value="2018-05-03" calcext:value-type="date">
            <text:p>03</text:p>
          </table:table-cell>
          <table:table-cell table:style-name="ce126" table:content-validation-name="val1" table:formula="of:=[.AQ10]+1" office:value-type="date" office:date-value="2018-05-04" calcext:value-type="date">
            <text:p>04</text:p>
          </table:table-cell>
          <table:table-cell table:style-name="ce126" table:content-validation-name="val1" table:formula="of:=[.AR10]+1" office:value-type="date" office:date-value="2018-05-05" calcext:value-type="date">
            <text:p>05</text:p>
          </table:table-cell>
          <table:table-cell table:style-name="ce126" table:content-validation-name="val1" table:formula="of:=[.AS10]+1" office:value-type="date" office:date-value="2018-05-06" calcext:value-type="date">
            <text:p>06</text:p>
          </table:table-cell>
          <table:table-cell table:style-name="ce126" table:content-validation-name="val1" table:formula="of:=[.AT10]+1" office:value-type="date" office:date-value="2018-05-07" calcext:value-type="date">
            <text:p>07</text:p>
          </table:table-cell>
          <table:table-cell table:style-name="ce126" table:content-validation-name="val1" table:formula="of:=[.AU10]+1" office:value-type="date" office:date-value="2018-05-08" calcext:value-type="date">
            <text:p>08</text:p>
          </table:table-cell>
          <table:table-cell table:style-name="ce126" table:content-validation-name="val1" table:formula="of:=[.AV10]+1" office:value-type="date" office:date-value="2018-05-09" calcext:value-type="date">
            <text:p>09</text:p>
          </table:table-cell>
          <table:table-cell table:style-name="ce126" table:content-validation-name="val1" table:formula="of:=[.AW10]+1" office:value-type="date" office:date-value="2018-05-10" calcext:value-type="date">
            <text:p>10</text:p>
          </table:table-cell>
          <table:table-cell table:style-name="ce126" table:content-validation-name="val1" table:formula="of:=[.AX10]+1" office:value-type="date" office:date-value="2018-05-11" calcext:value-type="date">
            <text:p>11</text:p>
          </table:table-cell>
          <table:table-cell table:style-name="ce126" table:content-validation-name="val1" table:formula="of:=[.AY10]+1" office:value-type="date" office:date-value="2018-05-12" calcext:value-type="date">
            <text:p>12</text:p>
          </table:table-cell>
          <table:table-cell table:style-name="ce126" table:content-validation-name="val1" table:formula="of:=[.AZ10]+1" office:value-type="date" office:date-value="2018-05-13" calcext:value-type="date">
            <text:p>13</text:p>
          </table:table-cell>
          <table:table-cell table:style-name="ce126" table:content-validation-name="val1" table:formula="of:=[.BA10]+1" office:value-type="date" office:date-value="2018-05-14" calcext:value-type="date">
            <text:p>14</text:p>
          </table:table-cell>
          <table:table-cell table:style-name="ce126" table:content-validation-name="val1" table:formula="of:=[.BB10]+1" office:value-type="date" office:date-value="2018-05-15" calcext:value-type="date">
            <text:p>15</text:p>
          </table:table-cell>
          <table:table-cell table:style-name="ce126" table:content-validation-name="val1" table:formula="of:=[.BC10]+1" office:value-type="date" office:date-value="2018-05-16" calcext:value-type="date">
            <text:p>16</text:p>
          </table:table-cell>
          <table:table-cell table:style-name="ce126" table:content-validation-name="val1" table:formula="of:=[.BD10]+1" office:value-type="date" office:date-value="2018-05-17" calcext:value-type="date">
            <text:p>17</text:p>
          </table:table-cell>
          <table:table-cell table:style-name="ce126" table:content-validation-name="val1" table:formula="of:=[.BE10]+1" office:value-type="date" office:date-value="2018-05-18" calcext:value-type="date">
            <text:p>18</text:p>
          </table:table-cell>
          <table:table-cell table:style-name="ce126" table:content-validation-name="val1" table:formula="of:=[.BF10]+1" office:value-type="date" office:date-value="2018-05-19" calcext:value-type="date">
            <text:p>19</text:p>
          </table:table-cell>
          <table:table-cell table:style-name="ce126" table:content-validation-name="val1" table:formula="of:=[.BG10]+1" office:value-type="date" office:date-value="2018-05-20" calcext:value-type="date">
            <text:p>20</text:p>
          </table:table-cell>
          <table:table-cell table:style-name="ce126" table:content-validation-name="val1" table:formula="of:=[.BH10]+1" office:value-type="date" office:date-value="2018-05-21" calcext:value-type="date">
            <text:p>21</text:p>
          </table:table-cell>
          <table:table-cell table:style-name="ce126" table:content-validation-name="val1" table:formula="of:=[.BI10]+1" office:value-type="date" office:date-value="2018-05-22" calcext:value-type="date">
            <text:p>22</text:p>
          </table:table-cell>
          <table:table-cell table:style-name="ce126" table:content-validation-name="val1" table:formula="of:=[.BJ10]+1" office:value-type="date" office:date-value="2018-05-23" calcext:value-type="date">
            <text:p>23</text:p>
          </table:table-cell>
          <table:table-cell table:style-name="ce126" table:content-validation-name="val1" table:formula="of:=[.BK10]+1" office:value-type="date" office:date-value="2018-05-24" calcext:value-type="date">
            <text:p>24</text:p>
          </table:table-cell>
          <table:table-cell table:style-name="ce126" table:content-validation-name="val1" table:formula="of:=[.BL10]+1" office:value-type="date" office:date-value="2018-05-25" calcext:value-type="date">
            <text:p>25</text:p>
          </table:table-cell>
          <table:table-cell table:style-name="ce126" table:content-validation-name="val1" table:formula="of:=[.BM10]+1" office:value-type="date" office:date-value="2018-05-26" calcext:value-type="date">
            <text:p>26</text:p>
          </table:table-cell>
          <table:table-cell table:style-name="ce126" table:content-validation-name="val1" table:formula="of:=[.BN10]+1" office:value-type="date" office:date-value="2018-05-27" calcext:value-type="date">
            <text:p>27</text:p>
          </table:table-cell>
          <table:table-cell table:style-name="ce126" table:content-validation-name="val1" table:formula="of:=[.BO10]+1" office:value-type="date" office:date-value="2018-05-28" calcext:value-type="date">
            <text:p>28</text:p>
          </table:table-cell>
          <table:table-cell table:style-name="ce126" table:content-validation-name="val1" table:formula="of:=[.BP10]+1" office:value-type="date" office:date-value="2018-05-29" calcext:value-type="date">
            <text:p>29</text:p>
          </table:table-cell>
          <table:table-cell table:style-name="ce126" table:content-validation-name="val1" table:formula="of:=[.BQ10]+1" office:value-type="date" office:date-value="2018-05-30" calcext:value-type="date">
            <text:p>30</text:p>
          </table:table-cell>
          <table:table-cell table:style-name="ce126" table:content-validation-name="val1" table:formula="of:=[.BR10]+1" office:value-type="date" office:date-value="2018-05-31" calcext:value-type="date">
            <text:p>31</text:p>
          </table:table-cell>
          <table:table-cell table:style-name="ce126" table:content-validation-name="val1" table:formula="of:=[.BS10]+1" office:value-type="date" office:date-value="2018-06-01" calcext:value-type="date">
            <text:p>01</text:p>
          </table:table-cell>
          <table:table-cell table:style-name="ce126" table:content-validation-name="val1" table:formula="of:=[.BT10]+1" office:value-type="date" office:date-value="2018-06-02" calcext:value-type="date">
            <text:p>02</text:p>
          </table:table-cell>
          <table:table-cell table:style-name="ce126" table:content-validation-name="val1" table:formula="of:=[.BU10]+1" office:value-type="date" office:date-value="2018-06-03" calcext:value-type="date">
            <text:p>03</text:p>
          </table:table-cell>
          <table:table-cell table:style-name="ce126" table:content-validation-name="val1" table:formula="of:=[.BV10]+1" office:value-type="date" office:date-value="2018-06-04" calcext:value-type="date">
            <text:p>04</text:p>
          </table:table-cell>
          <table:table-cell table:style-name="ce126" table:content-validation-name="val1" table:formula="of:=[.BW10]+1" office:value-type="date" office:date-value="2018-06-05" calcext:value-type="date">
            <text:p>05</text:p>
          </table:table-cell>
          <table:table-cell table:style-name="ce126" table:content-validation-name="val1" table:formula="of:=[.BX10]+1" office:value-type="date" office:date-value="2018-06-06" calcext:value-type="date">
            <text:p>06</text:p>
          </table:table-cell>
          <table:table-cell table:style-name="ce126" table:content-validation-name="val1" table:formula="of:=[.BY10]+1" office:value-type="date" office:date-value="2018-06-07" calcext:value-type="date">
            <text:p>07</text:p>
          </table:table-cell>
          <table:table-cell table:style-name="ce126" table:content-validation-name="val1" table:formula="of:=[.BZ10]+1" office:value-type="date" office:date-value="2018-06-08" calcext:value-type="date">
            <text:p>08</text:p>
          </table:table-cell>
          <table:table-cell table:style-name="ce126" table:content-validation-name="val1" table:formula="of:=[.CA10]+1" office:value-type="date" office:date-value="2018-06-09" calcext:value-type="date">
            <text:p>09</text:p>
          </table:table-cell>
          <table:table-cell table:style-name="ce126" table:content-validation-name="val1" table:formula="of:=[.CB10]+1" office:value-type="date" office:date-value="2018-06-10" calcext:value-type="date">
            <text:p>10</text:p>
          </table:table-cell>
          <table:table-cell table:style-name="ce126" table:content-validation-name="val1" table:formula="of:=[.CC10]+1" office:value-type="date" office:date-value="2018-06-11" calcext:value-type="date">
            <text:p>11</text:p>
          </table:table-cell>
          <table:table-cell table:style-name="ce126" table:content-validation-name="val1" table:formula="of:=[.CD10]+1" office:value-type="date" office:date-value="2018-06-12" calcext:value-type="date">
            <text:p>12</text:p>
          </table:table-cell>
          <table:table-cell table:style-name="ce126" table:content-validation-name="val1" table:formula="of:=[.CE10]+1" office:value-type="date" office:date-value="2018-06-13" calcext:value-type="date">
            <text:p>13</text:p>
          </table:table-cell>
          <table:table-cell table:style-name="ce126" table:content-validation-name="val1" table:formula="of:=[.CF10]+1" office:value-type="date" office:date-value="2018-06-14" calcext:value-type="date">
            <text:p>14</text:p>
          </table:table-cell>
          <table:table-cell table:style-name="ce126" table:content-validation-name="val1" table:formula="of:=[.CG10]+1" office:value-type="date" office:date-value="2018-06-15" calcext:value-type="date">
            <text:p>15</text:p>
          </table:table-cell>
          <table:table-cell table:style-name="ce126" table:content-validation-name="val1" table:formula="of:=[.CH10]+1" office:value-type="date" office:date-value="2018-06-16" calcext:value-type="date">
            <text:p>16</text:p>
          </table:table-cell>
          <table:table-cell table:style-name="ce126" table:content-validation-name="val1" table:formula="of:=[.CI10]+1" office:value-type="date" office:date-value="2018-06-17" calcext:value-type="date">
            <text:p>17</text:p>
          </table:table-cell>
          <table:table-cell table:style-name="ce126" table:content-validation-name="val1" table:formula="of:=[.CJ10]+1" office:value-type="date" office:date-value="2018-06-18" calcext:value-type="date">
            <text:p>18</text:p>
          </table:table-cell>
          <table:table-cell table:style-name="ce126" table:content-validation-name="val1" table:formula="of:=[.CK10]+1" office:value-type="date" office:date-value="2018-06-19" calcext:value-type="date">
            <text:p>19</text:p>
          </table:table-cell>
          <table:table-cell table:style-name="ce126" table:content-validation-name="val1" table:formula="of:=[.CL10]+1" office:value-type="date" office:date-value="2018-06-20" calcext:value-type="date">
            <text:p>20</text:p>
          </table:table-cell>
          <table:table-cell table:style-name="ce126" table:content-validation-name="val1" table:formula="of:=[.CM10]+1" office:value-type="date" office:date-value="2018-06-21" calcext:value-type="date">
            <text:p>21</text:p>
          </table:table-cell>
          <table:table-cell table:style-name="ce126" table:content-validation-name="val1" table:formula="of:=[.CN10]+1" office:value-type="date" office:date-value="2018-06-22" calcext:value-type="date">
            <text:p>22</text:p>
          </table:table-cell>
          <table:table-cell table:style-name="ce126" table:content-validation-name="val1" table:formula="of:=[.CO10]+1" office:value-type="date" office:date-value="2018-06-23" calcext:value-type="date">
            <text:p>23</text:p>
          </table:table-cell>
          <table:table-cell table:style-name="ce126" table:content-validation-name="val1" table:formula="of:=[.CP10]+1" office:value-type="date" office:date-value="2018-06-24" calcext:value-type="date">
            <text:p>24</text:p>
          </table:table-cell>
          <table:table-cell table:style-name="ce126" table:content-validation-name="val1" table:formula="of:=[.CQ10]+1" office:value-type="date" office:date-value="2018-06-25" calcext:value-type="date">
            <text:p>25</text:p>
          </table:table-cell>
          <table:table-cell table:style-name="ce126" table:content-validation-name="val1" table:formula="of:=[.CR10]+1" office:value-type="date" office:date-value="2018-06-26" calcext:value-type="date">
            <text:p>26</text:p>
          </table:table-cell>
          <table:table-cell table:style-name="ce126" table:content-validation-name="val1" table:formula="of:=[.CS10]+1" office:value-type="date" office:date-value="2018-06-27" calcext:value-type="date">
            <text:p>27</text:p>
          </table:table-cell>
          <table:table-cell table:style-name="ce126" table:content-validation-name="val1" table:formula="of:=[.CT10]+1" office:value-type="date" office:date-value="2018-06-28" calcext:value-type="date">
            <text:p>28</text:p>
          </table:table-cell>
          <table:table-cell table:style-name="ce126" table:content-validation-name="val1" table:formula="of:=[.CU10]+1" office:value-type="date" office:date-value="2018-06-29" calcext:value-type="date">
            <text:p>29</text:p>
          </table:table-cell>
          <table:table-cell table:style-name="ce126" table:content-validation-name="val1" table:formula="of:=[.CV10]+1" office:value-type="date" office:date-value="2018-06-30" calcext:value-type="date">
            <text:p>30</text:p>
          </table:table-cell>
          <table:table-cell table:style-name="ce126" table:content-validation-name="val1" table:formula="of:=[.CW10]+1" office:value-type="date" office:date-value="2018-07-01" calcext:value-type="date">
            <text:p>01</text:p>
          </table:table-cell>
          <table:table-cell table:style-name="ce126" table:content-validation-name="val1" table:formula="of:=[.CX10]+1" office:value-type="date" office:date-value="2018-07-02" calcext:value-type="date">
            <text:p>02</text:p>
          </table:table-cell>
          <table:table-cell table:style-name="ce126" table:content-validation-name="val1" table:formula="of:=[.CY10]+1" office:value-type="date" office:date-value="2018-07-03" calcext:value-type="date">
            <text:p>03</text:p>
          </table:table-cell>
          <table:table-cell table:style-name="ce126" table:content-validation-name="val1" table:formula="of:=[.CZ10]+1" office:value-type="date" office:date-value="2018-07-04" calcext:value-type="date">
            <text:p>04</text:p>
          </table:table-cell>
          <table:table-cell table:style-name="ce126" table:content-validation-name="val1" table:formula="of:=[.DA10]+1" office:value-type="date" office:date-value="2018-07-05" calcext:value-type="date">
            <text:p>05</text:p>
          </table:table-cell>
          <table:table-cell table:style-name="ce126" table:content-validation-name="val1" table:formula="of:=[.DB10]+1" office:value-type="date" office:date-value="2018-07-06" calcext:value-type="date">
            <text:p>06</text:p>
          </table:table-cell>
          <table:table-cell table:style-name="ce126" table:content-validation-name="val1" table:formula="of:=[.DC10]+1" office:value-type="date" office:date-value="2018-07-07" calcext:value-type="date">
            <text:p>07</text:p>
          </table:table-cell>
          <table:table-cell table:style-name="ce126" table:content-validation-name="val1" table:formula="of:=[.DD10]+1" office:value-type="date" office:date-value="2018-07-08" calcext:value-type="date">
            <text:p>08</text:p>
          </table:table-cell>
          <table:table-cell table:style-name="ce126" table:content-validation-name="val1" table:formula="of:=[.DE10]+1" office:value-type="date" office:date-value="2018-07-09" calcext:value-type="date">
            <text:p>09</text:p>
          </table:table-cell>
          <table:table-cell table:style-name="ce126" table:content-validation-name="val1" table:formula="of:=[.DF10]+1" office:value-type="date" office:date-value="2018-07-10" calcext:value-type="date">
            <text:p>10</text:p>
          </table:table-cell>
          <table:table-cell table:style-name="ce126" table:content-validation-name="val1" table:formula="of:=[.DG10]+1" office:value-type="date" office:date-value="2018-07-11" calcext:value-type="date">
            <text:p>11</text:p>
          </table:table-cell>
          <table:table-cell table:style-name="ce126" table:content-validation-name="val1" table:formula="of:=[.DH10]+1" office:value-type="date" office:date-value="2018-07-12" calcext:value-type="date">
            <text:p>12</text:p>
          </table:table-cell>
          <table:table-cell table:style-name="ce126" table:content-validation-name="val1" table:formula="of:=[.DI10]+1" office:value-type="date" office:date-value="2018-07-13" calcext:value-type="date">
            <text:p>13</text:p>
          </table:table-cell>
          <table:table-cell table:style-name="ce126" table:content-validation-name="val1" table:formula="of:=[.DJ10]+1" office:value-type="date" office:date-value="2018-07-14" calcext:value-type="date">
            <text:p>14</text:p>
          </table:table-cell>
          <table:table-cell table:style-name="ce126" table:content-validation-name="val1" table:formula="of:=[.DK10]+1" office:value-type="date" office:date-value="2018-07-15" calcext:value-type="date">
            <text:p>15</text:p>
          </table:table-cell>
          <table:table-cell table:style-name="ce126" table:content-validation-name="val1" table:formula="of:=[.DL10]+1" office:value-type="date" office:date-value="2018-07-16" calcext:value-type="date">
            <text:p>16</text:p>
          </table:table-cell>
          <table:table-cell table:style-name="ce126" table:content-validation-name="val1" table:formula="of:=[.DM10]+1" office:value-type="date" office:date-value="2018-07-17" calcext:value-type="date">
            <text:p>17</text:p>
          </table:table-cell>
          <table:table-cell table:style-name="ce126" table:content-validation-name="val1" table:formula="of:=[.DN10]+1" office:value-type="date" office:date-value="2018-07-18" calcext:value-type="date">
            <text:p>18</text:p>
          </table:table-cell>
          <table:table-cell table:style-name="ce126" table:content-validation-name="val1" table:formula="of:=[.DO10]+1" office:value-type="date" office:date-value="2018-07-19" calcext:value-type="date">
            <text:p>19</text:p>
          </table:table-cell>
          <table:table-cell table:style-name="ce126" table:content-validation-name="val1" table:formula="of:=[.DP10]+1" office:value-type="date" office:date-value="2018-07-20" calcext:value-type="date">
            <text:p>20</text:p>
          </table:table-cell>
          <table:table-cell table:style-name="ce126" table:content-validation-name="val1" table:formula="of:=[.DQ10]+1" office:value-type="date" office:date-value="2018-07-21" calcext:value-type="date">
            <text:p>21</text:p>
          </table:table-cell>
          <table:table-cell table:style-name="ce126" table:content-validation-name="val1" table:formula="of:=[.DR10]+1" office:value-type="date" office:date-value="2018-07-22" calcext:value-type="date">
            <text:p>22</text:p>
          </table:table-cell>
          <table:table-cell table:style-name="ce126" table:content-validation-name="val1" table:formula="of:=[.DS10]+1" office:value-type="date" office:date-value="2018-07-23" calcext:value-type="date">
            <text:p>23</text:p>
          </table:table-cell>
          <table:table-cell table:style-name="ce126" table:content-validation-name="val1" table:formula="of:=[.DT10]+1" office:value-type="date" office:date-value="2018-07-24" calcext:value-type="date">
            <text:p>24</text:p>
          </table:table-cell>
          <table:table-cell table:style-name="ce126" table:content-validation-name="val1" table:formula="of:=[.DU10]+1" office:value-type="date" office:date-value="2018-07-25" calcext:value-type="date">
            <text:p>25</text:p>
          </table:table-cell>
          <table:table-cell table:style-name="ce126" table:content-validation-name="val1" table:formula="of:=[.DV10]+1" office:value-type="date" office:date-value="2018-07-26" calcext:value-type="date">
            <text:p>26</text:p>
          </table:table-cell>
          <table:table-cell table:style-name="ce126" table:content-validation-name="val1" table:formula="of:=[.DW10]+1" office:value-type="date" office:date-value="2018-07-27" calcext:value-type="date">
            <text:p>27</text:p>
          </table:table-cell>
          <table:table-cell table:style-name="ce126" table:content-validation-name="val1" table:formula="of:=[.DX10]+1" office:value-type="date" office:date-value="2018-07-28" calcext:value-type="date">
            <text:p>28</text:p>
          </table:table-cell>
          <table:table-cell table:style-name="ce126" table:content-validation-name="val1" table:formula="of:=[.DY10]+1" office:value-type="date" office:date-value="2018-07-29" calcext:value-type="date">
            <text:p>29</text:p>
          </table:table-cell>
          <table:table-cell table:style-name="ce126" table:content-validation-name="val1" table:formula="of:=[.DZ10]+1" office:value-type="date" office:date-value="2018-07-30" calcext:value-type="date">
            <text:p>30</text:p>
          </table:table-cell>
          <table:table-cell table:style-name="ce126" table:content-validation-name="val1" table:formula="of:=[.EA10]+1" office:value-type="date" office:date-value="2018-07-31" calcext:value-type="date">
            <text:p>31</text:p>
          </table:table-cell>
          <table:table-cell table:style-name="ce126" table:content-validation-name="val1" table:formula="of:=[.EB10]+1" office:value-type="date" office:date-value="2018-08-01" calcext:value-type="date">
            <text:p>01</text:p>
          </table:table-cell>
          <table:table-cell table:style-name="ce126" table:content-validation-name="val1" table:formula="of:=[.EC10]+1" office:value-type="date" office:date-value="2018-08-02" calcext:value-type="date">
            <text:p>02</text:p>
          </table:table-cell>
          <table:table-cell table:style-name="ce126" table:content-validation-name="val1" table:formula="of:=[.ED10]+1" office:value-type="date" office:date-value="2018-08-03" calcext:value-type="date">
            <text:p>03</text:p>
          </table:table-cell>
          <table:table-cell table:style-name="ce126" table:content-validation-name="val1" table:formula="of:=[.EE10]+1" office:value-type="date" office:date-value="2018-08-04" calcext:value-type="date">
            <text:p>04</text:p>
          </table:table-cell>
          <table:table-cell table:style-name="ce126" table:content-validation-name="val1" table:formula="of:=[.EF10]+1" office:value-type="date" office:date-value="2018-08-05" calcext:value-type="date">
            <text:p>05</text:p>
          </table:table-cell>
          <table:table-cell table:style-name="ce126" table:content-validation-name="val1" table:formula="of:=[.EG10]+1" office:value-type="date" office:date-value="2018-08-06" calcext:value-type="date">
            <text:p>06</text:p>
          </table:table-cell>
          <table:table-cell table:style-name="ce126" table:content-validation-name="val1" table:formula="of:=[.EH10]+1" office:value-type="date" office:date-value="2018-08-07" calcext:value-type="date">
            <text:p>07</text:p>
          </table:table-cell>
          <table:table-cell table:style-name="ce126" table:content-validation-name="val1" table:formula="of:=[.EI10]+1" office:value-type="date" office:date-value="2018-08-08" calcext:value-type="date">
            <text:p>08</text:p>
          </table:table-cell>
          <table:table-cell table:style-name="ce126" table:content-validation-name="val1" table:formula="of:=[.EJ10]+1" office:value-type="date" office:date-value="2018-08-09" calcext:value-type="date">
            <text:p>09</text:p>
          </table:table-cell>
          <table:table-cell table:style-name="ce126" table:content-validation-name="val1" table:formula="of:=[.EK10]+1" office:value-type="date" office:date-value="2018-08-10" calcext:value-type="date">
            <text:p>10</text:p>
          </table:table-cell>
          <table:table-cell table:style-name="ce126" table:content-validation-name="val1" table:formula="of:=[.EL10]+1" office:value-type="date" office:date-value="2018-08-11" calcext:value-type="date">
            <text:p>11</text:p>
          </table:table-cell>
          <table:table-cell table:style-name="ce126" table:content-validation-name="val1" table:formula="of:=[.EM10]+1" office:value-type="date" office:date-value="2018-08-12" calcext:value-type="date">
            <text:p>12</text:p>
          </table:table-cell>
          <table:table-cell table:style-name="ce126" table:content-validation-name="val1" table:formula="of:=[.EN10]+1" office:value-type="date" office:date-value="2018-08-13" calcext:value-type="date">
            <text:p>13</text:p>
          </table:table-cell>
          <table:table-cell table:style-name="ce126" table:content-validation-name="val1" table:formula="of:=[.EO10]+1" office:value-type="date" office:date-value="2018-08-14" calcext:value-type="date">
            <text:p>14</text:p>
          </table:table-cell>
          <table:table-cell table:style-name="ce126" table:content-validation-name="val1" table:formula="of:=[.EP10]+1" office:value-type="date" office:date-value="2018-08-15" calcext:value-type="date">
            <text:p>15</text:p>
          </table:table-cell>
          <table:table-cell table:style-name="ce126" table:content-validation-name="val1" table:formula="of:=[.EQ10]+1" office:value-type="date" office:date-value="2018-08-16" calcext:value-type="date">
            <text:p>16</text:p>
          </table:table-cell>
          <table:table-cell table:style-name="ce126" table:content-validation-name="val1" table:formula="of:=[.ER10]+1" office:value-type="date" office:date-value="2018-08-17" calcext:value-type="date">
            <text:p>17</text:p>
          </table:table-cell>
          <table:table-cell table:style-name="ce126" table:content-validation-name="val1" table:formula="of:=[.ES10]+1" office:value-type="date" office:date-value="2018-08-18" calcext:value-type="date">
            <text:p>18</text:p>
          </table:table-cell>
          <table:table-cell table:style-name="ce126" table:content-validation-name="val1" table:formula="of:=[.ET10]+1" office:value-type="date" office:date-value="2018-08-19" calcext:value-type="date">
            <text:p>19</text:p>
          </table:table-cell>
          <table:table-cell table:style-name="ce126" table:content-validation-name="val1" table:formula="of:=[.EU10]+1" office:value-type="date" office:date-value="2018-08-20" calcext:value-type="date">
            <text:p>20</text:p>
          </table:table-cell>
          <table:table-cell table:style-name="ce126" table:content-validation-name="val1" table:formula="of:=[.EV10]+1" office:value-type="date" office:date-value="2018-08-21" calcext:value-type="date">
            <text:p>21</text:p>
          </table:table-cell>
          <table:table-cell table:style-name="ce126" table:content-validation-name="val1" table:formula="of:=[.EW10]+1" office:value-type="date" office:date-value="2018-08-22" calcext:value-type="date">
            <text:p>22</text:p>
          </table:table-cell>
          <table:table-cell table:style-name="ce126" table:content-validation-name="val1" table:formula="of:=[.EX10]+1" office:value-type="date" office:date-value="2018-08-23" calcext:value-type="date">
            <text:p>23</text:p>
          </table:table-cell>
          <table:table-cell table:style-name="ce126" table:content-validation-name="val1" table:formula="of:=[.EY10]+1" office:value-type="date" office:date-value="2018-08-24" calcext:value-type="date">
            <text:p>24</text:p>
          </table:table-cell>
          <table:table-cell table:style-name="ce126" table:content-validation-name="val1" table:formula="of:=[.EZ10]+1" office:value-type="date" office:date-value="2018-08-25" calcext:value-type="date">
            <text:p>25</text:p>
          </table:table-cell>
          <table:table-cell table:style-name="ce126" table:content-validation-name="val1" table:formula="of:=[.FA10]+1" office:value-type="date" office:date-value="2018-08-26" calcext:value-type="date">
            <text:p>26</text:p>
          </table:table-cell>
          <table:table-cell table:style-name="ce126" table:content-validation-name="val1" table:formula="of:=[.FB10]+1" office:value-type="date" office:date-value="2018-08-27" calcext:value-type="date">
            <text:p>27</text:p>
          </table:table-cell>
          <table:table-cell table:style-name="ce126" table:content-validation-name="val1" table:formula="of:=[.FC10]+1" office:value-type="date" office:date-value="2018-08-28" calcext:value-type="date">
            <text:p>28</text:p>
          </table:table-cell>
          <table:table-cell table:style-name="ce126" table:content-validation-name="val1" table:formula="of:=[.FD10]+1" office:value-type="date" office:date-value="2018-08-29" calcext:value-type="date">
            <text:p>29</text:p>
          </table:table-cell>
          <table:table-cell table:style-name="ce126" table:content-validation-name="val1" table:formula="of:=[.FE10]+1" office:value-type="date" office:date-value="2018-08-30" calcext:value-type="date">
            <text:p>30</text:p>
          </table:table-cell>
          <table:table-cell table:style-name="ce126" table:content-validation-name="val1" table:formula="of:=[.FF10]+1" office:value-type="date" office:date-value="2018-08-31" calcext:value-type="date">
            <text:p>31</text:p>
          </table:table-cell>
          <table:table-cell table:style-name="ce126" table:content-validation-name="val1" table:formula="of:=[.FG10]+1" office:value-type="date" office:date-value="2018-09-01" calcext:value-type="date">
            <text:p>01</text:p>
          </table:table-cell>
          <table:table-cell table:style-name="ce126" table:content-validation-name="val1" table:formula="of:=[.FH10]+1" office:value-type="date" office:date-value="2018-09-02" calcext:value-type="date">
            <text:p>02</text:p>
          </table:table-cell>
          <table:table-cell table:style-name="ce126" table:content-validation-name="val1" table:formula="of:=[.FI10]+1" office:value-type="date" office:date-value="2018-09-03" calcext:value-type="date">
            <text:p>03</text:p>
          </table:table-cell>
          <table:table-cell table:style-name="ce126" table:content-validation-name="val1" table:formula="of:=[.FJ10]+1" office:value-type="date" office:date-value="2018-09-04" calcext:value-type="date">
            <text:p>04</text:p>
          </table:table-cell>
          <table:table-cell table:style-name="ce126" table:content-validation-name="val1" table:formula="of:=[.FK10]+1" office:value-type="date" office:date-value="2018-09-05" calcext:value-type="date">
            <text:p>05</text:p>
          </table:table-cell>
          <table:table-cell table:style-name="ce126" table:content-validation-name="val1" table:formula="of:=[.FL10]+1" office:value-type="date" office:date-value="2018-09-06" calcext:value-type="date">
            <text:p>06</text:p>
          </table:table-cell>
          <table:table-cell table:style-name="ce126" table:content-validation-name="val1" table:formula="of:=[.FM10]+1" office:value-type="date" office:date-value="2018-09-07" calcext:value-type="date">
            <text:p>07</text:p>
          </table:table-cell>
          <table:table-cell table:style-name="ce126" table:content-validation-name="val1" table:formula="of:=[.FN10]+1" office:value-type="date" office:date-value="2018-09-08" calcext:value-type="date">
            <text:p>08</text:p>
          </table:table-cell>
          <table:table-cell table:style-name="ce126" table:content-validation-name="val1" table:formula="of:=[.FO10]+1" office:value-type="date" office:date-value="2018-09-09" calcext:value-type="date">
            <text:p>09</text:p>
          </table:table-cell>
          <table:table-cell table:style-name="ce126" table:content-validation-name="val1" table:formula="of:=[.FP10]+1" office:value-type="date" office:date-value="2018-09-10" calcext:value-type="date">
            <text:p>10</text:p>
          </table:table-cell>
          <table:table-cell table:style-name="ce126" table:content-validation-name="val1" table:formula="of:=[.FQ10]+1" office:value-type="date" office:date-value="2018-09-11" calcext:value-type="date">
            <text:p>11</text:p>
          </table:table-cell>
          <table:table-cell table:style-name="ce126" table:content-validation-name="val1" table:formula="of:=[.FR10]+1" office:value-type="date" office:date-value="2018-09-12" calcext:value-type="date">
            <text:p>12</text:p>
          </table:table-cell>
          <table:table-cell table:style-name="ce126" table:content-validation-name="val1" table:formula="of:=[.FS10]+1" office:value-type="date" office:date-value="2018-09-13" calcext:value-type="date">
            <text:p>13</text:p>
          </table:table-cell>
          <table:table-cell table:style-name="ce126" table:content-validation-name="val1" table:formula="of:=[.FT10]+1" office:value-type="date" office:date-value="2018-09-14" calcext:value-type="date">
            <text:p>14</text:p>
          </table:table-cell>
          <table:table-cell table:style-name="ce126" table:content-validation-name="val1" table:formula="of:=[.FU10]+1" office:value-type="date" office:date-value="2018-09-15" calcext:value-type="date">
            <text:p>15</text:p>
          </table:table-cell>
          <table:table-cell table:style-name="ce126" table:content-validation-name="val1" table:formula="of:=[.FV10]+1" office:value-type="date" office:date-value="2018-09-16" calcext:value-type="date">
            <text:p>16</text:p>
          </table:table-cell>
          <table:table-cell table:style-name="ce126" table:content-validation-name="val1" table:formula="of:=[.FW10]+1" office:value-type="date" office:date-value="2018-09-17" calcext:value-type="date">
            <text:p>17</text:p>
          </table:table-cell>
          <table:table-cell table:style-name="ce126" table:content-validation-name="val1" table:formula="of:=[.FX10]+1" office:value-type="date" office:date-value="2018-09-18" calcext:value-type="date">
            <text:p>18</text:p>
          </table:table-cell>
          <table:table-cell table:style-name="ce126" table:content-validation-name="val1" table:formula="of:=[.FY10]+1" office:value-type="date" office:date-value="2018-09-19" calcext:value-type="date">
            <text:p>19</text:p>
          </table:table-cell>
          <table:table-cell table:style-name="ce126" table:content-validation-name="val1" table:formula="of:=[.FZ10]+1" office:value-type="date" office:date-value="2018-09-20" calcext:value-type="date">
            <text:p>20</text:p>
          </table:table-cell>
          <table:table-cell table:style-name="ce126" table:content-validation-name="val1" table:formula="of:=[.GA10]+1" office:value-type="date" office:date-value="2018-09-21" calcext:value-type="date">
            <text:p>21</text:p>
          </table:table-cell>
          <table:table-cell table:style-name="ce126" table:content-validation-name="val1" table:formula="of:=[.GB10]+1" office:value-type="date" office:date-value="2018-09-22" calcext:value-type="date">
            <text:p>22</text:p>
          </table:table-cell>
          <table:table-cell table:style-name="ce126" table:content-validation-name="val1" table:formula="of:=[.GC10]+1" office:value-type="date" office:date-value="2018-09-23" calcext:value-type="date">
            <text:p>23</text:p>
          </table:table-cell>
          <table:table-cell table:style-name="ce126" table:content-validation-name="val1" table:formula="of:=[.GD10]+1" office:value-type="date" office:date-value="2018-09-24" calcext:value-type="date">
            <text:p>24</text:p>
          </table:table-cell>
          <table:table-cell table:style-name="ce126" table:content-validation-name="val1" table:formula="of:=[.GE10]+1" office:value-type="date" office:date-value="2018-09-25" calcext:value-type="date">
            <text:p>25</text:p>
          </table:table-cell>
          <table:table-cell table:style-name="ce126" table:content-validation-name="val1" table:formula="of:=[.GF10]+1" office:value-type="date" office:date-value="2018-09-26" calcext:value-type="date">
            <text:p>26</text:p>
          </table:table-cell>
          <table:table-cell table:style-name="ce126" table:content-validation-name="val1" table:formula="of:=[.GG10]+1" office:value-type="date" office:date-value="2018-09-27" calcext:value-type="date">
            <text:p>27</text:p>
          </table:table-cell>
          <table:table-cell table:style-name="ce126" table:content-validation-name="val1" table:formula="of:=[.GH10]+1" office:value-type="date" office:date-value="2018-09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Task Category 1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18])" office:value-type="date" office:date-value="2018-04-01" calcext:value-type="date">
            <text:p>01-Apr-2018</text:p>
          </table:table-cell>
          <table:table-cell table:style-name="ce63" table:content-validation-name="val1" table:formula="of:=NETWORKDAYS([.D11];[.F11];Holidays)" office:value-type="float" office:value="9" calcext:value-type="float">
            <text:p>9</text:p>
          </table:table-cell>
          <table:table-cell table:style-name="ce75" table:content-validation-name="val1" table:formula="of:=MAX([.F12:.F18])" office:value-type="date" office:date-value="2018-04-12" calcext:value-type="date">
            <text:p>12-Apr-2018</text:p>
          </table:table-cell>
          <table:table-cell table:style-name="ce87" table:content-validation-name="val1" table:formula="of:=SUMPRODUCT([.G12:.G14];[.E12:.E14])/SUM([.E12:.E14])" office:value-type="percentage" office:value="0" calcext:value-type="percentage">
            <text:p>0%</text:p>
          </table:table-cell>
          <table:table-cell table:style-name="ce104" table:content-validation-name="val1" table:formula="of:=[.F11]-[.D11]+1" office:value-type="float" office:value="12" calcext:value-type="float">
            <text:p>12</text:p>
          </table:table-cell>
          <table:table-cell table:style-name="ce113" table:content-validation-name="val1" table:formula="of:=SUM([.I12:.I18])" office:value-type="float" office:value="0" calcext:value-type="float">
            <text:p>0</text:p>
          </table:table-cell>
          <table:table-cell table:style-name="ce120" table:content-validation-name="val1" table:formula="of:=SUM([.J12:.J18])" office:value-type="float" office:value="17" calcext:value-type="float">
            <text:p>17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8-04-01" calcext:value-type="date">
            <text:p>01-Apr-2018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3]&gt;0;WORKDAY([.D13];[.E13]-1;Holidays); &quot;&quot;)" office:value-type="date" office:date-value="2018-04-03" calcext:value-type="date">
            <text:p>03-Apr-2018</text:p>
          </table:table-cell>
          <table:table-cell table:style-name="ce8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3]);[.F13]-[.D13]+1;&quot;&quot;)" office:value-type="float" office:value="3" calcext:value-type="float">
            <text:p>3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18-04-04" calcext:value-type="date">
            <text:p>04-Apr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4]);[.F14]-[.D14]+1;&quot;&quot;)" office:value-type="float" office:value="4" calcext:value-type="float">
            <text:p>4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76" table:content-validation-name="val1" table:formula="of:=IF([.E15]&gt;0;WORKDAY([.D15];[.E15]-1;Holidays); &quot;&quot;)" office:value-type="date" office:date-value="2018-04-12" calcext:value-type="date">
            <text:p>12-Apr-2018</text:p>
          </table:table-cell>
          <table:table-cell table:style-name="ce8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5]);[.F15]-[.D15]+1;&quot;&quot;)" office:value-type="float" office:value="12" calcext:value-type="float">
            <text:p>1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10" calcext:value-type="float">
            <text:p>10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6]&gt;0;WORKDAY([.D16];[.E16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6]);[.F16]-[.D16]+1;&quot;&quot;)">
            <text:p/>
          </table:table-cell>
          <table:table-cell table:style-name="ce114" table:content-validation-name="val1" table:formula="of:=IF(ISNUMBER([.E16]);ROUNDDOWN([.E16]*[.G16]);&quot;&quot;)">
            <text:p/>
          </table:table-cell>
          <table:table-cell table:style-name="ce121" table:content-validation-name="val1" table:formula="of:=IF(ISNUMBER([.E16]);[.E16]-[.I16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7]&gt;0;WORKDAY([.D17];[.E17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/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4" table:content-validation-name="val1"/>
          <table:table-cell table:style-name="ce76" table:content-validation-name="val1" table:formula="of:=IF([.E18]&gt;0;WORKDAY([.D18];[.E18]-1;Holidays); &quot;&quot;)">
            <text:p/>
          </table:table-cell>
          <table:table-cell table:style-name="ce88" table:content-validation-name="val1"/>
          <table:table-cell table:style-name="ce106" table:content-validation-name="val1" table:formula="of:=IF(ISNUMBER([.F18]);[.F18]-[.D18]+1;&quot;&quot;)">
            <text:p/>
          </table:table-cell>
          <table:table-cell table:style-name="ce114" table:content-validation-name="val1" table:formula="of:=IF(ISNUMBER([.E18]);ROUNDDOWN([.E18]*[.G18]);&quot;&quot;)">
            <text:p/>
          </table:table-cell>
          <table:table-cell table:style-name="ce121" table:content-validation-name="val1" table:formula="of:=IF(ISNUMBER([.E18]);[.E18]-[.I18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5:.D27])" office:value-type="date" office:date-value="2018-04-01" calcext:value-type="date">
            <text:p>01-Apr-2018</text:p>
          </table:table-cell>
          <table:table-cell table:style-name="ce63" table:content-validation-name="val1" table:formula="of:=NETWORKDAYS([.D24];[.F24];Holidays)" office:value-type="float" office:value="4" calcext:value-type="float">
            <text:p>4</text:p>
          </table:table-cell>
          <table:table-cell table:style-name="ce75" table:content-validation-name="val1" table:formula="of:=MAX([.F25:.F27])" office:value-type="date" office:date-value="2018-04-05" calcext:value-type="date">
            <text:p>05-Apr-2018</text:p>
          </table:table-cell>
          <table:table-cell table:style-name="ce93" table:content-validation-name="val1" table:formula="of:=SUMPRODUCT([.G25:.G27];[.E25:.E27])/SUM([.E25:.E27])" office:value-type="percentage" office:value="0" calcext:value-type="percentage">
            <text:p>0%</text:p>
          </table:table-cell>
          <table:table-cell table:style-name="ce104" table:content-validation-name="val1" table:formula="of:=[.F24]-[.D24]+1" office:value-type="float" office:value="5" calcext:value-type="float">
            <text:p>5</text:p>
          </table:table-cell>
          <table:table-cell table:style-name="ce113" table:content-validation-name="val1" table:formula="of:=SUM([.I25:.I27])" office:value-type="float" office:value="0" calcext:value-type="float">
            <text:p>0</text:p>
          </table:table-cell>
          <table:table-cell table:style-name="ce120" table:content-validation-name="val1" table:formula="of:=SUM([.J25:.J27])" office:value-type="float" office:value="8" calcext:value-type="float">
            <text:p>8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8-04-01" calcext:value-type="date">
            <text:p>01-Apr-2018</text:p>
          </table:table-cell>
          <table:table-cell table:style-name="ce64" table:content-validation-name="val1"/>
          <table:table-cell table:style-name="ce76" table:content-validation-name="val1" table:formula="of:=IF([.E25]&gt;0;WORKDAY([.D25];[.E25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5]);[.F25]-[.D25]+1;&quot;&quot;)">
            <text:p/>
          </table:table-cell>
          <table:table-cell table:style-name="ce114" table:content-validation-name="val1" table:formula="of:=IF(ISNUMBER([.E25]);ROUNDDOWN([.E25]*[.G25]);&quot;&quot;)">
            <text:p/>
          </table:table-cell>
          <table:table-cell table:style-name="ce121" table:content-validation-name="val1" table:formula="of:=IF(ISNUMBER([.E25]);[.E25]-[.I25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26]&gt;0;WORKDAY([.D26];[.E26]-1;Holidays); &quot;&quot;)" office:value-type="date" office:date-value="2018-04-03" calcext:value-type="date">
            <text:p>03-Apr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3" calcext:value-type="float">
            <text:p>3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7]&gt;0;WORKDAY([.D27];[.E27]-1;Holidays); &quot;&quot;)" office:value-type="date" office:date-value="2018-04-05" calcext:value-type="date">
            <text:p>05-Apr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7]);[.F27]-[.D27]+1;&quot;&quot;)" office:value-type="float" office:value="5" calcext:value-type="float">
            <text:p>5</text:p>
          </table:table-cell>
          <table:table-cell table:style-name="ce114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21" table:content-validation-name="val1" table:formula="of:=IF(ISNUMBER([.E27]);[.E27]-[.I2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2:.D34])" office:value-type="date" office:date-value="2018-04-01" calcext:value-type="date">
            <text:p>01-Apr-2018</text:p>
          </table:table-cell>
          <table:table-cell table:style-name="ce63" table:content-validation-name="val1" table:formula="of:=NETWORKDAYS([.D31];[.F31];Holidays)" office:value-type="float" office:value="0" calcext:value-type="float">
            <text:p>0</text:p>
          </table:table-cell>
          <table:table-cell table:style-name="ce75" table:content-validation-name="val1" table:formula="of:=MAX([.F32:.F34])" office:value-type="date" office:date-value="2018-04-01" calcext:value-type="date">
            <text:p>01-Apr-2018</text:p>
          </table:table-cell>
          <table:table-cell table:style-name="ce93" table:content-validation-name="val1" table:formula="of:=IF(SUM([.E32:.E34]);SUMPRODUCT([.G32:.G34];[.E32:.E34])/SUM([.E32:.E34]);&quot;&quot;)">
            <text:p/>
          </table:table-cell>
          <table:table-cell table:style-name="ce104" table:content-validation-name="val1" table:formula="of:=[.F31]-[.D31]+1" office:value-type="float" office:value="1" calcext:value-type="float">
            <text:p>1</text:p>
          </table:table-cell>
          <table:table-cell table:style-name="ce113" table:content-validation-name="val1" table:formula="of:=SUM([.I32:.I34])" office:value-type="float" office:value="0" calcext:value-type="float">
            <text:p>0</text:p>
          </table:table-cell>
          <table:table-cell table:style-name="ce120" table:content-validation-name="val1" table:formula="of:=SUM([.J32:.J34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8-04-01" calcext:value-type="date">
            <text:p>01-Apr-2018</text:p>
          </table:table-cell>
          <table:table-cell table:style-name="ce69" table:content-validation-name="val1" table:formula="of:=IF(AND([.D32]&gt;0;[.F32]&gt;0);NETWORKDAYS([.D32];[.F32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9" table:content-validation-name="val1" table:formula="of:=IF(AND([.D33]&gt;0;[.F33]&gt;0);NETWORKDAYS([.D33];[.F33];Holidays);&quot;&quot;)" office:value-type="float" office:value="0" calcext:value-type="float">
            <text:p>0</text:p>
          </table:table-cell>
          <table:table-cell table:style-name="ce81" table:content-validation-name="val1" office:value-type="date" office:date-value="2018-04-01" calcext:value-type="date">
            <text:p>01-Apr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1" calcext:value-type="float">
            <text:p>1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8-04-01" calcext:value-type="date">
            <text:p>01-Apr-2018</text:p>
          </table:table-cell>
          <table:table-cell table:style-name="ce69" table:content-validation-name="val1" table:formula="of:=IF(AND([.D34]&gt;0;[.F34]&gt;0);NETWORKDAYS([.D34];[.F34];Holidays);&quot;&quot;)" office:value-type="float" office:value="0" calcext:value-type="float">
            <text:p>0</text:p>
          </table:table-cell>
          <table:table-cell table:style-name="ce81" table:content-validation-name="val1" office:value-type="date" office:date-value="2018-04-01" calcext:value-type="date">
            <text:p>01-Apr-2018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1" calcext:value-type="float">
            <text:p>1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9" table:number-rows-repeated="4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36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">
      <number:number number:decimal-places="1" loext:min-decimal-places="1" number:min-integer-digits="1"/>
    </number:number-style>
    <number:date-style style:name="N146">
      <number:day number:style="long"/>
    </number:date-style>
    <number:percentage-style style:name="N147">
      <number:number number:decimal-places="1" loext:min-decimal-places="1" number:min-integer-digits="1"/>
      <number:text>%</number:text>
    </number:percentage-style>
    <number:date-style style:name="N148">
      <number:month number:textual="true"/>
      <number:text>-</number:text>
      <number:year/>
    </number:date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67P0" style:volatile="true">
      <number:month/>
      <number:text>-</number:text>
      <number:day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0" loext:min-decimal-places="0" number:min-integer-digits="2"/>
    </number:number-style>
    <number:date-style style:name="N16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17:36:30.3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1M55S</meta:editing-duration>
    <meta:editing-cycles>240</meta:editing-cycles>
    <meta:generator>LibreOffice/5.4.3.2$Windows_X86_64 LibreOffice_project/92a7159f7e4af62137622921e809f8546db437e5</meta:generator>
    <dc:date>2018-04-16T17:41:52.477000000</dc:date>
    <meta:document-statistic meta:table-count="1" meta:cell-count="689" meta:object-count="0"/>
    <meta:user-defined meta:name="Info 1"/>
    <meta:user-defined meta:name="Info 2"/>
    <meta:user-defined meta:name="Info 3"/>
    <meta:user-defined meta:name="Info 4"/>
  </office:meta>
</office:document-meta>
</file>